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Ubuntu Mono" fo:font-size="9pt" style:font-size-asian="9pt" style:font-size-complex="9pt"/>
    </style:style>
    <style:style style:name="P2" style:family="paragraph" style:parent-style-name="Preformatted_20_Text">
      <style:paragraph-properties fo:line-height="150%"/>
      <style:text-properties style:font-name="Ubuntu Mono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1c3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EAN</text:p>
      <text:p text:style-name="P1"><text:s text:c="2"/>pre-clean</text:p>
      <text:p text:style-name="P1"><text:s text:c="2"/>clean</text:p>
      <text:p text:style-name="P1"><text:s text:c="2"/>post-clean</text:p>
      <text:p text:style-name="P1"/>
      <text:p text:style-name="P2">DEFAULT</text:p>
      <text:p text:style-name="P1"><text:s text:c="2"/>validate <text:s text:c="7"/></text:p>
      <text:p text:style-name="P1"><text:s text:c="2"/>initialize <text:s text:c="15"/>unpack openjaw-superpnr-86.1.1.jar</text:p>
      <text:p text:style-name="P1"><text:s text:c="28"/>unpack openjaw-product-messages-86.1.1.jar</text:p>
      <text:p text:style-name="P1"><text:s text:c="28"/>cp openjaw-superpnr-86.1.1.jar → openjaw-superpnr</text:p>
      <text:p text:style-name="P1"><text:s text:c="28"/>cp openjaw-product-messages-86.1.1.jar → openjaw-product-messages</text:p>
      <text:p text:style-name="P1"><text:s text:c="2"/>generate-sources</text:p>
      <text:p text:style-name="P1"><text:s text:c="2"/>process-sources</text:p>
      <text:p text:style-name="P1"><text:s text:c="2"/>generate-resources <text:s text:c="7"/>cp openjaw-product-messages → target/classes</text:p>
      <text:p text:style-name="P1"><text:s text:c="28"/>cp src/main/resources/.../openjaw-product-messages → target/classes (override<text:span text:style-name="T1">)</text:span></text:p>
      <text:p text:style-name="P1"><text:s text:c="28"/>cp openjaw-superpnr → target/classes</text:p>
      <text:p text:style-name="P1"><text:s text:c="28"/>cxf-codegen-plugin:wsdl2java OJ_CLIB_LSNAV.wsdl → target/generated-sources/cxf</text:p>
      <text:p text:style-name="P1"><text:s text:c="2"/>process-resources</text:p>
      <text:p text:style-name="P1"><text:s text:c="2"/>compile <text:s text:c="18"/>src/main/java, target/generated-sources/cxf → target/classes</text:p>
      <text:p text:style-name="P1"><text:s text:c="2"/>process-classes</text:p>
      <text:p text:style-name="P1"><text:s text:c="2"/>generate-test-sources</text:p>
      <text:p text:style-name="P1"><text:s text:c="2"/>process-test-sources</text:p>
      <text:p text:style-name="P1"><text:s text:c="2"/>generate-test-resources</text:p>
      <text:p text:style-name="P1"><text:s text:c="2"/>process-test-resource</text:p>
      <text:p text:style-name="P1"><text:s text:c="2"/>test-compile</text:p>
      <text:p text:style-name="P1"><text:s text:c="2"/>process-test-classes</text:p>
      <text:p text:style-name="P1"><text:s text:c="2"/>test</text:p>
      <text:p text:style-name="P1"><text:s text:c="2"/>prepare-package</text:p>
      <text:p text:style-name="P1"><text:s text:c="2"/>package <text:s text:c="18"/>maven-bundle-plugin:bundle → manifest; contract-openjaw-22.0.0-SNAPSHOT.jar</text:p>
      <text:p text:style-name="P1"><text:s text:c="2"/>pre-integration-test</text:p>
      <text:p text:style-name="P1"><text:s text:c="2"/>integration-test</text:p>
      <text:p text:style-name="P1"><text:s text:c="2"/>post-integration-test</text:p>
      <text:p text:style-name="P1"><text:s text:c="2"/>verify</text:p>
      <text:p text:style-name="P1"><text:s text:c="2"/>install <text:s text:c="18"/></text:p>
      <text:p text:style-name="P1"><text:s text:c="2"/>deploy</text:p>
      <text:p text:style-name="P1"/>
      <text:p text:style-name="P2">SITE</text:p>
      <text:p text:style-name="P1"><text:s text:c="2"/>pre-site</text:p>
      <text:p text:style-name="P1"><text:s text:c="2"/>site</text:p>
      <text:p text:style-name="P1"><text:s text:c="2"/>post-site</text:p>
      <text:p text:style-name="P1"><text:s text:c="2"/>site-<text:span text:style-name="T1">deplo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2-12T10:37:42.643294385</meta:print-date>
    <dc:date>2018-12-12T10:37:50.416546398</dc:date>
    <meta:editing-duration>PT3M40S</meta:editing-duration>
    <meta:editing-cycles>1</meta:editing-cycles>
    <meta:document-statistic meta:table-count="0" meta:image-count="0" meta:object-count="0" meta:page-count="1" meta:paragraph-count="39" meta:word-count="70" meta:character-count="1275" meta:non-whitespace-character-count="931"/>
    <meta:generator>LibreOffice/6.0.6.2$Linux_X86_64 LibreOffice_project/00m0$Build-2</meta:generator>
  </office:meta>
</office:document-meta>
</file>